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3" style:family="paragraph" style:parent-style-name="Standard">
      <loext:graphic-properties draw:fill="solid" draw:fill-color="#ffffff"/>
      <style:paragraph-properties fo:margin-left="1.5in" fo:margin-right="0in" fo:margin-top="0in" fo:margin-bottom="0.1665in" loext:contextual-spacing="false" fo:line-height="100%" fo:text-indent="-0.25in" style:auto-text-indent="false" fo:background-color="#ffffff"/>
    </style:style>
    <style:style style:name="P4" style:family="paragraph" style:parent-style-name="Standard" style:list-style-name="WWNum1">
      <style:paragraph-properties fo:margin-left="1.5in" fo:margin-right="0in" fo:margin-top="0in" fo:margin-bottom="0in" loext:contextual-spacing="false" fo:text-indent="-0.25in" style:auto-text-indent="false"/>
    </style:style>
    <style:style style:name="P5"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1.5in" fo:margin-right="0in" fo:margin-top="0in" fo:margin-bottom="0in" loext:contextual-spacing="false" fo:line-height="100%" fo:text-indent="-0.25in" style:auto-text-indent="false"/>
      <style:text-properties style:text-underline-style="none"/>
    </style:style>
    <style:style style:name="P7"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Heading_20_1" style:master-page-name="Standard">
      <style:paragraph-properties style:page-number="1"/>
    </style:style>
    <style:style style:name="P11" style:family="paragraph" style:parent-style-name="Heading_20_2" style:list-style-name="WWNum3">
      <style:paragraph-properties fo:margin-left="0.5in" fo:margin-right="0in" fo:text-indent="-0.25in" style:auto-text-indent="false"/>
    </style:style>
    <style:style style:name="P12" style:family="paragraph" style:parent-style-name="Heading_20_2" style:list-style-name="WWNum2">
      <style:paragraph-properties fo:margin-left="0.5in" fo:margin-right="0in" fo:margin-top="0.25in" fo:margin-bottom="0in" loext:contextual-spacing="false" fo:text-indent="-0.25in" style:auto-text-indent="false"/>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v1lkszumbxu1"/>Classes in C++</text:p>
      <text:p text:style-name="Heading_20_1"><text:bookmark text:name="_ezr7l5hnx3g0"/></text:p>
      <text:p text:style-name="Heading_20_1"><text:bookmark text:name="_tyx0ylbv6au8"/>Uses of Encapsulation - </text:p>
      <text:list xml:id="list109237087" text:style-name="WWNum3">
        <text:list-item>
          <text:p text:style-name="P11"><text:bookmark text:name="_lhwnxwth2hat"/>Data hiding makes it possible to change implementation details without breaking existing programs</text:p>
        </text:list-item>
      </text:list>
      <text:p text:style-name="Standard"/>
      <text:list xml:id="list3732357611" text:style-name="WWNum2">
        <text:list-item>
          <text:p text:style-name="P12"><text:bookmark text:name="_wn6wvuovparu"/>Prefering non member functions over member functions has these benefits</text:p>
          <text:list>
            <text:list-item>
              <text:p text:style-name="P1">Non-member functions are not part of the interface of your class. Thus, the interface of your class will be smaller and more straightforward, making the class easier to understand.</text:p>
            </text:list-item>
            <text:list-item>
              <text:p text:style-name="P2">Non-member functions enforce encapsulation, as such functions must work through the public interface of the class. There is no temptation to access the implementation directly just because it is convenient.</text:p>
            </text:list-item>
          </text:list>
        </text:list-item>
      </text:list>
      <text:p text:style-name="P3">Point number 2 in the text discusses how non-member functions enforce encapsulation:</text:p>
      <text:p text:style-name="P3"/>
      <text:list xml:id="list1864547036" text:style-name="WWNum1">
        <text:list-item>
          <text:p text:style-name="P4">Encapsulation is a fundamental principle in object-oriented programming where the internal details of how an object works are hidden from the outside world. This means that the internal state of an object should only be manipulated through well-defined methods or interfaces, ensuring that how an object is used does not depend on how it's implemented.</text:p>
        </text:list-item>
        <text:list-item>
          <text:p text:style-name="P5">Non-member functions, by definition, cannot directly access the private members of a class. They must interact with the class through its public interface (public methods or data members). This is beneficial because:<text:line-break/></text:p>
          <text:list>
            <text:list-item>
              <text:p text:style-name="P7">It prevents direct manipulation of an object's internals: By enforcing that all interactions with an object go through its public interface, non-member functions help maintain the integrity of the object's state. This reduces the risk of unintended side effects or misuse due to direct access to private data.</text:p>
            </text:list-item>
            <text:list-item>
              <text:p text:style-name="P7">Reduces temptation for cheating: Even if a developer knows how a class is implemented internally, using non-member functions ensures they can't take shortcuts by directly accessing or modifying private members. This leads to cleaner, more maintainable code where all interactions are predictable and controlled.</text:p>
            </text:list-item>
            <text:list-item>
              <text:p text:style-name="P7">Promotes better design: Since non-member functions need to use the public interface, it encourages developers to think more critically about what should be public, potentially leading to a better, more cohesive class design where only necessary functionalities are exposed.</text:p>
            </text:list-item>
          </text:list>
        </text:list-item>
      </text:list>
      <text:p text:style-name="P3"/>
      <text:p text:style-name="P3">This approach aligns with the principle of least privilege or information hiding, where the least amount of information needed for operation is exposed, thereby enhancing security, maintainability, and the robustness of the software.</text:p>
      <text:list xml:id="list50208784460396" text:continue-list="list3732357611" text:style-name="WWNum2">
        <text:list-item>
          <text:list>
            <text:list-item>
              <text:list>
                <text:list-item>
                  <text:p text:style-name="P6"/>
                </text:list-item>
              </text:list>
            </text:list-item>
            <text:list-item>
              <text:p text:style-name="P1">Non-member functions do not need to be considered when making changes to the implementation of a class (so long as the interface doesn’t change in an incompatible way).</text:p>
            </text:list-item>
            <text:list-item>
              <text:p text:style-name="P1">Non-member functions tend to be easier to debug.</text:p>
            </text:list-item>
            <text:list-item>
              <text:p text:style-name="P2">Non-member functions containing application specific data and logic can be separated from the reusable portions of the class.</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000000"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fo:color="#000000"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419" meta:character-count="2725" meta:non-whitespace-character-count="2333"/>
    <meta:generator>LibreOfficeDev/6.0.5.2$Linux_X86_64 LibreOffice_project/</meta:generator>
  </office:meta>
</office:document-meta>
</file>